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Welcome to MetaSenex, a newsletter of resources and reflections guiding more productive retirement years.<text:line-break/><text:line-break/>This is a website for everyone who has outgrown the routine and expectations of paid employment. It's at this<text:line-break/>lifestage that people need encouragement and raised sights. Here are some ways that people at this stage are<text:line-break/>gifted with unique strengths.<text:line-break/><text:line-break/>Older people have years of exploring and developing many competencies. They know what works and just as importantly, what<text:line-break/>doesn't.<text:line-break/><text:line-break/>Older people have extensive personal networks, a depth of social contacts gained through dedication to their work.<text:line-break/><text:line-break/>Older people have time to strike out in new directions, to apply their new freedom to long-deferred projects.<text:line-break/><text:line-break/>Older people are often unencumbered by the family responsibilities of children, education and maintaining a<text:line-break/>household.<text:line-break/><text:line-break/>And finally, older people have financial resources that are the result of a lifetime of working.<text:line-break/><text:line-break/>This newsletter will be your window on a new world of challenge and possibilitie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document-statistic meta:table-count="0" meta:image-count="0" meta:object-count="0" meta:page-count="1" meta:paragraph-count="1" meta:word-count="156" meta:character-count="1017" meta:non-whitespace-character-count="854"/>
  </office:meta>
</office:document-meta>
</file>